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3"/>介绍CouchDB的couch_ref_counter模块</text:p>
      <text:p text:style-name="P1"/>
      <text:p text:style-name="P1">1. 是一个gen_server, 内部保存这样一个record作为state.</text:p>
      <text:p text:style-name="P1">-record(srv, </text:p>
      <text:p text:style-name="P1"><text:s text:c="4"/>{ </text:p>
      <text:p text:style-name="P1"><text:s text:c="4"/>referrers=dict:new(), %% 记录格式: {Pid, {MonitorRef, Count}} </text:p>
      <text:p text:style-name="P1"><text:s text:c="4"/>child_procs=[] <text:s text:c="7"/>%% 子进程列表</text:p>
      <text:p text:style-name="P1"><text:s text:c="4"/>}).</text:p>
      <text:p text:style-name="P1"/>
      <text:p text:style-name="P1">&lt;1&gt; child_procs于gen_server进程相关连, 当gen_server进程启动的时候, 会link/1到所有的child processes; 当gen_server进程停止(terminate)的时候, 会停止所有的子进程后, 然后自己退出.</text:p>
      <text:p text:style-name="P1"/>
      <text:p text:style-name="P1">&lt;2&gt; refferers是一个<text:bookmark text:name="new-0"/>dictionary(), 内部存储的是Key/Value对, 也就是监控进程的引用信息.</text:p>
      <text:p text:style-name="P1">Key = Pid</text:p>
      <text:p text:style-name="P1">Value = {MonitorRef, Count}</text:p>
      <text:p text:style-name="P1"/>
      <text:p text:style-name="P1">dict中的所有的Key(也就是Pid), 都会被这个gen_server进程监控erlang:monitor/2</text:p>
      <text:p text:style-name="P1">a. 当count大于等于1的时候, gen_server进程监控这个Pid, 我们可以通过add/1, add/2, drop/1, drop/2 APIs来修改Pid对应的count的值; </text:p>
      <text:p text:style-name="P1">b. 当count小于1的时候, gen_server进程将调用erlang:demonitor(MonitorRef, [flush])取消对这个Pid的监控, 并同时把这个Pid对应的记录从dict中删除. </text:p>
      <text:p text:style-name="P1">c. 当gen_server进程监控的进程退出的时候, gen_server进程会收到'DOWN'消息, 会把这个退出进程的记录从dict中删除(保持dict中的记录于monitor的进程信息同步).</text:p>
      <text:p text:style-name="P1">d. 当这个gen_server没有监控任何进程的时候, 也就是process_info(self(), monitors)返回[]的时候, gen_server也会退出. 也就是说gen_server进程运行的条件是至少有一个Pid被这个gen_server进程所监控.</text:p>
      <text:p text:style-name="P1"/>
      <text:p text:style-name="P1"/>
      <text:p text:style-name="P1">2. gen_server的启动:</text:p>
      <text:p text:style-name="P1">我们可以通过couch_ref_counter:start(ChildProcs)来启动这个gen_server, gen_server启动的时候会做两件事情:</text:p>
      <text:p text:style-name="P1">a. 连接(link)到所有的child processes</text:p>
      <text:p text:style-name="P1">b. 构造一个新的dict, 并插入{Pid, {MonitorRef, 1}}这样一条新记录</text:p>
      <text:p text:style-name="P1"><text:s text:c="3"/>(其中Pid就是count_ref_count:start/1调用进程的Pid).</text:p>
      <text:p text:style-name="P1"/>
      <text:p text:style-name="P1">启动之后, gen_server进程开始运行, 并且监控一个进程, 也就是它的调用进程.</text:p>
      <text:p text:style-name="P1"/>
      <text:p text:style-name="P1">3. 小技巧:</text:p>
      <text:p text:style-name="P1">&lt;1&gt; 如何获得当前进程监控erlang:monitor/2的进程的信息?</text:p>
      <text:p text:style-name="P1"><text:soft-page-break/>Erlang:process_info(self(), monitors)</text:p>
      <text:p text:style-name="P1"/>
      <text:p text:style-name="P1">&lt;2&gt; 如何同步的停止一个进程?</text:p>
      <text:p text:style-name="P1">shutdown_sync(Pid) when not is_pid(Pid)-&gt; </text:p>
      <text:p text:style-name="P1"><text:s text:c="4"/>ok; </text:p>
      <text:p text:style-name="P1">shutdown_sync(Pid) -&gt; </text:p>
      <text:p text:style-name="P1"><text:s text:c="4"/>MRef = erlang:monitor(process, Pid), </text:p>
      <text:p text:style-name="P1"><text:s text:c="4"/>try </text:p>
      <text:p text:style-name="P1"><text:s text:c="8"/>catch unlink(Pid), </text:p>
      <text:p text:style-name="P1"><text:s text:c="8"/>catch exit(Pid, shutdown), </text:p>
      <text:p text:style-name="P1"><text:s text:c="8"/>receive </text:p>
      <text:p text:style-name="P1"><text:s text:c="8"/>{'DOWN', MRef, _, _, _} -&gt; </text:p>
      <text:p text:style-name="P1"><text:s text:c="12"/>ok </text:p>
      <text:p text:style-name="P1"><text:s text:c="8"/>end </text:p>
      <text:p text:style-name="P1"><text:s text:c="4"/>after </text:p>
      <text:p text:style-name="P1"><text:s text:c="8"/>erlang:demonitor(MRef, [flush]) </text:p>
      <text:p text:style-name="P1"><text:s text:c="4"/>en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6T15:32:02</meta:creation-date>
    <dc:date>2010-08-16T16:04:15</dc:date>
    <dc:creator>liqiang </dc:creator>
    <meta:editing-duration>PT00H25M01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2" meta:paragraph-count="40" meta:word-count="377" meta:character-count="1616"/>
  </office:meta>
</office:document-meta>
</file>